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ndArtifactPublishEvent.is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ArtifactPublishEvent.EndArtifactPublishEvent( DependencyResolver resolver , Artifact artifact , File data , boolean overwrite , boolean successfu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